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11.28cm" fo:margin-right="0cm" fo:text-indent="0cm" style:auto-text-indent="false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11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h text:style-name="P9" text:outline-level="1">Draft Purchase Order</text:h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3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3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4"><text:placeholder text:placeholder-type="text">&lt;for each="tax in line.taxes"&gt;</text:placeholder></text:p>
            <text:p text:style-name="P4"><text:soft-page-break/><text:placeholder text:placeholder-type="text">&lt;tax.name&gt;</text:placeholder></text:p>
            <text:p text:style-name="P4"><text:placeholder text:placeholder-type="text">&lt;/for&gt;</text:placeholder></text:p>
          </table:table-cell>
          <table:table-cell table:style-name="Table1.A2" office:value-type="string">
            <text:p text:style-name="P3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placeholder text:placeholder-type="text">&lt;formatLang(line.amount, purchase.party.lang, currency=purchas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2" office:value-type="string">
                  <text:p text:style-name="P3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2" office:value-type="string">
                  <text:p text:style-name="P3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45:31</dc:date>
    <meta:editing-cycles>1</meta:editing-cycles>
    <meta:editing-duration>PT0S</meta:editing-duration>
    <meta:document-statistic meta:table-count="3" meta:image-count="0" meta:object-count="0" meta:page-count="4" meta:paragraph-count="60" meta:word-count="156" meta:character-count="1871"/>
    <meta:user-defined meta:name="Info 1"/>
    <meta:user-defined meta:name="Info 2"/>
    <meta:user-defined meta:name="Info 3"/>
    <meta:user-defined meta:name="Info 4"/>
  </office:meta>
</office:document-meta>
</file>